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.991cm"/>
    </style:style>
    <style:style style:name="co1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6.371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3.18cm"/>
    </style:style>
    <style:style style:name="co9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5.064cm"/>
    </style:style>
    <style:style style:name="co13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3" style:family="table" style:master-page-name="PageStyle_5f_Workings">
      <style:table-properties table:display="tru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true" style:writing-mode="lr-tb"/>
    </style: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80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2.49pt solid #000000" fo:background-color="#d9d9d9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99pt solid #000000" fo:background-color="#b4c7e7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ext-properties fo:color="#ff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fo:background-color="#bdd7ee" style:cell-protect="none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110">
      <style:table-cell-properties fo:border-bottom="0.99pt solid #000000" fo:background-color="#bdd7e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3" style:family="table-cell" style:parent-style-name="Excel_20_Built-in_20_Normal" style:data-style-name="N110">
      <style:table-cell-properties fo:border-bottom="2.49pt solid #000000" fo:background-color="#66ff66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 style:data-style-name="N10036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10036">
      <style:table-cell-properties fo:border-bottom="0.99pt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10036">
      <style:table-cell-properties fo:background-color="#b4c7e7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10036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 style:data-style-name="N10036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 style:data-style-name="N10036"/>
    <style:style style:name="ce3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Excel_20_Built-in_20_Normal" style:data-style-name="N10036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110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1" table:number-columns-repeated="1015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Home Name</text:p>
          </table:table-cell>
          <table:table-cell table:style-name="ce11" office:value-type="string" calcext:value-type="string">
            <text:p>Waterfield house</text:p>
          </table:table-cell>
          <table:table-cell table:style-name="ce18" office:value-type="string" calcext:value-type="string" table:number-columns-spanned="2" table:number-rows-spanned="4">
            <text:p>Monthly Food Cost Sheet June [4]</text:p>
          </table:table-cell>
          <table:covered-table-cell table:style-name="ce25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Monthly Budget</text:p>
          </table:table-cell>
          <table:table-cell table:style-name="ce12" office:value-type="string" calcext:value-type="string">
            <text:p>1921.5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Total Spend</text:p>
          </table:table-cell>
          <table:table-cell table:style-name="ce28" office:value-type="string" calcext:value-type="string">
            <text:p>1903.21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Remaining Monthly Budget</text:p>
          </table:table-cell>
          <table:table-cell table:style-name="ce13" office:value-type="string" calcext:value-type="string">
            <text:p>18.29</text:p>
          </table:table-cell>
          <table:covered-table-cell table:style-name="ce20"/>
          <table:covered-table-cell table:style-name="ce27"/>
          <table:table-cell table:number-columns-repeated="1019"/>
        </table:table-row>
        <table:table-row table:style-name="ro4" table:visibility="collapse">
          <table:table-cell/>
          <table:table-cell table:style-name="ce6"/>
          <table:table-cell table:style-name="ce14"/>
          <table:table-cell table:style-name="ce21" table:number-columns-repeated="2"/>
          <table:table-cell table:number-columns-repeated="1019"/>
        </table:table-row>
        <table:table-row table:style-name="ro5">
          <table:table-cell/>
          <table:table-cell table:style-name="ce45" office:value-type="string" calcext:value-type="string" table:number-columns-spanned="4" table:number-rows-spanned="1">
            <text:p>61 Rezidents</text:p>
          </table:table-cell>
          <table:covered-table-cell table:number-columns-repeated="3" table:style-name="ce45"/>
          <table:table-cell table:number-columns-repeated="1019"/>
        </table:table-row>
        <table:table-row table:style-name="ro7">
          <table:table-cell/>
          <table:table-cell table:style-name="ce8" office:value-type="string" calcext:value-type="string">
            <text:p>Supplier</text:p>
          </table:table-cell>
          <table:table-cell table:style-name="ce8" office:value-type="string" calcext:value-type="string">
            <text:p>Scheduled Delivery Date</text:p>
          </table:table-cell>
          <table:table-cell table:style-name="ce8" office:value-type="string" calcext:value-type="string">
            <text:p>Order Reference Number</text:p>
          </table:table-cell>
          <table:table-cell table:style-name="ce8" office:value-type="string" calcext:value-type="string">
            <text:p>Order Amount (inc VAT)</text:p>
          </table:table-cell>
          <table:table-cell table:style-name="ce31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Brakes</text:p>
          </table:table-cell>
          <table:table-cell table:style-name="ce15" office:value-type="date" office:date-value="2023-06-20" calcext:value-type="date">
            <text:p>20/06/2023</text:p>
          </table:table-cell>
          <table:table-cell table:style-name="ce22" office:value-type="string" calcext:value-type="string">
            <text:p>EC13178226</text:p>
          </table:table-cell>
          <table:table-cell table:style-name="ce28" office:value-type="string" calcext:value-type="string">
            <text:p>1447.15</text:p>
          </table:table-cell>
          <table:table-cell table:style-name="ce3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Brakes</text:p>
          </table:table-cell>
          <table:table-cell table:style-name="ce15" office:value-type="date" office:date-value="2023-06-23" calcext:value-type="date">
            <text:p>23/06/2023</text:p>
          </table:table-cell>
          <table:table-cell table:style-name="ce22" office:value-type="string" calcext:value-type="string">
            <text:p>EC13236471</text:p>
          </table:table-cell>
          <table:table-cell table:style-name="ce28" office:value-type="string" calcext:value-type="string">
            <text:p>456.06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<text:s/></text:p>
          </table:table-cell>
          <table:table-cell table:style-name="ce16" office:value-type="string" calcext:value-type="string">
            <text:p><text:s/></text:p>
          </table:table-cell>
          <table:table-cell table:style-name="ce23"/>
          <table:table-cell table:style-name="ce29"/>
          <table:table-cell table:number-columns-repeated="2"/>
          <table:table-cell table:style-name="ce34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7"/>
          <table:table-cell table:style-name="ce24"/>
          <table:table-cell table:style-name="ce30"/>
          <table:table-cell table:style-name="ce33" table:number-columns-repeated="5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3"/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 table:number-rows-repeated="28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Dump" table:style-name="ta4" table:print="false">
        <table:table-column table:style-name="co8" table:default-cell-style-name="ce37"/>
        <table:table-column table:style-name="co9" table:number-columns-repeated="2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" table:number-columns-repeated="1018" table:default-cell-style-name="Excel_20_Built-in_20_Normal"/>
        <table:table-row table:style-name="ro8">
          <table:table-cell table:style-name="ce35" office:value-type="string" calcext:value-type="string">
            <text:p>Home Name</text:p>
          </table:table-cell>
          <table:table-cell table:style-name="ce35" office:value-type="string" calcext:value-type="string">
            <text:p>Name of supplier</text:p>
          </table:table-cell>
          <table:table-cell table:style-name="ce35" office:value-type="string" calcext:value-type="string">
            <text:p>Order Date</text:p>
          </table:table-cell>
          <table:table-cell table:style-name="ce35" office:value-type="string" calcext:value-type="string">
            <text:p>Order Number</text:p>
          </table:table-cell>
          <table:table-cell table:style-name="ce35" office:value-type="string" calcext:value-type="string">
            <text:p>total cost of order (inc VAT)</text:p>
          </table:table-cell>
          <table:table-cell table:style-name="ce35" office:value-type="string" calcext:value-type="string">
            <text:p>Total Weekly Budget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[$'Budget Sheet'.B9]" office:value-type="string" office:string-value="Brakes" calcext:value-type="string">
            <text:p>Brakes</text:p>
          </table:table-cell>
          <table:table-cell table:style-name="ce38" table:formula="of:=[$'Budget Sheet'.C9]" office:value-type="date" office:date-value="2023-06-20" calcext:value-type="date">
            <text:p>20/06/2023</text:p>
          </table:table-cell>
          <table:table-cell table:style-name="ce36" table:formula="of:=[$'Budget Sheet'.D9]" office:value-type="string" office:string-value="EC13178226" calcext:value-type="string">
            <text:p>EC13178226</text:p>
          </table:table-cell>
          <table:table-cell table:style-name="ce40" table:formula="of:=[$'Budget Sheet'.E9]" office:value-type="string" office:string-value="1447.15" calcext:value-type="string">
            <text:p>1447.15</text:p>
          </table:table-cell>
          <table:table-cell table:style-name="ce40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[$'Budget Sheet'.B10]" office:value-type="string" office:string-value="Brakes" calcext:value-type="string">
            <text:p>Brakes</text:p>
          </table:table-cell>
          <table:table-cell table:style-name="ce38" table:formula="of:=[$'Budget Sheet'.C10]" office:value-type="date" office:date-value="2023-06-23" calcext:value-type="date">
            <text:p>23/06/2023</text:p>
          </table:table-cell>
          <table:table-cell table:style-name="ce36" table:formula="of:=[$'Budget Sheet'.D10]" office:value-type="string" office:string-value="EC13236471" calcext:value-type="string">
            <text:p>EC13236471</text:p>
          </table:table-cell>
          <table:table-cell table:style-name="ce41" table:formula="of:=[$'Budget Sheet'.E10]" office:value-type="string" office:string-value="456.06" calcext:value-type="string">
            <text:p>456.06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[$'Budget Sheet'.B11]" office:value-type="string" office:string-value=" " calcext:value-type="string">
            <text:p><text:s/></text:p>
          </table:table-cell>
          <table:table-cell table:style-name="ce36"/>
          <table:table-cell table:style-name="ce36" table:formula="of:=[$'Budget Sheet'.D11]" office:value-type="float" office:value="0" calcext:value-type="float">
            <text:p>0</text:p>
          </table:table-cell>
          <table:table-cell table:style-name="ce41" table:formula="of:=[$'Budget Sheet'.E11]" office:value-type="float" office:value="0" calcext:value-type="float">
            <text:p>0,00 </text:p>
          </table:table-cell>
          <table:table-cell table:style-name="ce41" table:formula="of:=[$'Budget Sheet'.$C$4]" office:value-type="string" office:string-value="1903.21" calcext:value-type="string">
            <text:p>1903.21</text:p>
          </table:table-cell>
          <table:table-cell table:number-columns-repeated="1018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Workings" table:style-name="ta3" table:print="false">
        <table:table-column table:style-name="co10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 calcext:value-type="string">
            <text:p>Home Names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Alexandra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Ashwood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Bennett Lodge 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Blackthorns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Bracebridge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Bramwell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Braywood Gardens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Brewster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Broomhills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Caldwell Grang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Carolyne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Carrickfergus Manor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Chalkwell Grang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Chelmunds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Cherry Tree Lodg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City View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Claridge Plac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Crowstone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Eastham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Elizabeth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Eve Bell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Evelyn May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Four Acres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Frank Foster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Glenabbey Manor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Graysford Hall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Greenbanks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Heron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Highview Lodg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Humfrey Lodg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Ivy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Jubilee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Kathryn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Kintullagh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Lancaster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Laureate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Leatherland Lodg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Leawood Manor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Liberty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Loganberry Lodg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Longview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Low Furlong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Lower Meadow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Madelayne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Madelayne Court (NI)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Magherafelt Manor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Maun View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Meadow View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Memory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Mill House Nursing Hom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Mulberry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Oak Tree Manor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Oldfield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Orchard Blyth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Orchard Lodg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Parkview (Warwick)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Parkview (Witham)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Redbond Lodg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Rose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Rosedale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Rowena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Silvanna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St Michaels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Stafford Hall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Tallis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The Belmon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The Grang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Waterfield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Weavers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Westwood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Whitecrof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Willow Grov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Windle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Windmill House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Wisden Court</text:p>
          </table:table-cell>
          <table:table-cell table:number-columns-repeated="1023"/>
        </table:table-row>
        <table:table-row table:style-name="ro6">
          <table:table-cell table:style-name="ce79" office:value-type="string" calcext:value-type="string">
            <text:p>Woodbury Court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udget Sheet'.$A$1" table:cell-range-address="$Workings.$A$1:.$A$77"/>
        </table:named-expressions>
      </table:table>
      <table:named-expressions/>
      <table:database-ranges>
        <table:database-range table:name="_xlnm._FilterDatabase" table:target-range-address="Workings.A1:Workings.A7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000" number:language="en" number:country="GB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2P0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0P0"/>
    </number:number-style>
    <number:number-style style:name="N10139P0" style:volatile="true" number:language="en" number:country="GB">
      <number:text> £</number:text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GB">
      <number:text>-£</number:text>
      <number:number number:decimal-places="2" number:min-decimal-places="2" number:min-integer-digits="1" number:grouping="true"/>
      <number:text> </number:text>
    </number:number-style>
    <number:number-style style:name="N10139P2" style:volatile="true" number:language="en" number:country="GB">
      <number:text> £-</number:text>
      <number:number number:decimal-places="0" number:min-decimal-places="0" number:min-integer-digits="0"/>
      <number:text> </number:text>
    </number:number-style>
    <number:text-style style:name="N10139" number:language="en" number:country="GB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GB">
      <number:text>-</number:text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GB">
      <number:text> -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en" number:country="GB">
      <number:number number:decimal-places="2" number:min-decimal-places="2" number:min-integer-digits="1" number:grouping="true"/>
    </number:number-style>
    <number:number-style style:name="N10131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0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10130P1" style:volatile="true" number:language="en" number:country="GB">
      <number:text>-</number:text>
      <number:number number:decimal-places="2" number:min-decimal-places="2" number:min-integer-digits="1" number:grouping="true"/>
      <number:text> </number:text>
    </number:number-style>
    <number:number-style style:name="N10130P2" style:volatile="true" number:language="en" number:country="GB">
      <number:text>-</number:text>
      <number:number number:decimal-places="0" number:min-decimal-places="0" number:min-integer-digits="0"/>
      <number:text> </number:text>
    </number:number-style>
    <number:text-style style:name="N10130" number:language="en" number:country="GB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11" number:language="en" number:country="GB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24P0" style:volatile="true" number:language="en" number:country="GB">
      <number:number number:decimal-places="0" number:min-decimal-places="0" number:min-integer-digits="1" number:grouping="true"/>
    </number:number-style>
    <number:number-style style:name="N10124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time-style style:name="N10112" number:language="en" number:country="GB">
      <number:minutes number:style="long"/>
      <number:text>:</number:text>
      <number:seconds number:style="long" number:decimal-places="1"/>
    </number:time-style>
    <number:number-style style:name="N10125P0" style:volatile="true" number:language="en" number:country="GB">
      <number:number number:decimal-places="0" number:min-decimal-places="0" number:min-integer-digits="1" number:grouping="true"/>
    </number:number-style>
    <number:number-style style:name="N10125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time-style style:name="N1011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26P0" style:volatile="true" number:language="en" number:country="GB">
      <number:number number:decimal-places="2" number:min-decimal-places="2" number:min-integer-digits="1" number:grouping="true"/>
    </number:number-style>
    <number:number-style style:name="N10126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time-style style:name="N10114" number:language="en" number:country="GB">
      <number:minutes number:style="long"/>
      <number:text>:</number:text>
      <number:seconds number:style="long"/>
    </number:time-style>
    <number:date-style style:name="N10115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GB">
      <number:day number:style="long"/>
      <number:text>-</number:text>
      <number:month number:textual="true"/>
    </number:date-style>
    <number:date-style style:name="N10117" number:language="en" number:country="GB">
      <number:month number:textual="true"/>
      <number:text>-</number:text>
      <number:year/>
    </number:date-style>
    <number:time-style style:name="N10118" number:language="en" number:country="GB">
      <number:hours/>
      <number:text>:</number:text>
      <number:minutes number:style="long"/>
      <number:text> </number:text>
      <number:am-pm/>
    </number:time-style>
    <number:number-style style:name="N10122P0" style:volatile="true" number:language="en" number:country="GB">
      <number:text> £</number:text>
      <number:number number:decimal-places="0" number:min-decimal-places="0" number:min-integer-digits="1" number:grouping="true"/>
      <number:text> </number:text>
    </number:number-style>
    <number:number-style style:name="N10122P1" style:volatile="true" number:language="en" number:country="GB">
      <number:text>-£</number:text>
      <number:number number:decimal-places="0" number:min-decimal-places="0" number:min-integer-digits="1" number:grouping="true"/>
      <number:text> </number:text>
    </number:number-style>
    <number:number-style style:name="N10122P2" style:volatile="true" number:language="en" number:country="GB">
      <number:text> £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udget_20_Sheet" style:display-name="PageStyle_Budget 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20_Dump" style:display-name="PageStyle_Data Dum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orkings" style:display-name="PageStyle_Work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1T19:32:03.603245214</dc:date>
    <meta:generator>LibreOffice/7.3.7.2$Linux_X86_64 LibreOffice_project/30$Build-2</meta:generator>
    <meta:editing-duration>P5DT15H41M46S</meta:editing-duration>
    <meta:editing-cycles>24</meta:editing-cycles>
    <meta:document-statistic meta:table-count="3" meta:cell-count="198" meta:object-count="0"/>
  </office:meta>
</office:document-meta>
</file>